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9"/>
    <style:style style:name="P9" style:family="paragraph" style:parent-style-name="Text_20_body" style:list-style-name="L18"/>
    <style:style style:name="P10" style:family="paragraph" style:parent-style-name="Text_20_body" style:list-style-name="L57">
      <style:text-properties style:font-name="ArialMT" fo:font-size="12pt"/>
    </style:style>
    <style:style style:name="P11" style:family="paragraph" style:parent-style-name="Text_20_body" style:list-style-name="L18">
      <style:paragraph-properties fo:margin-top="0.111in" fo:margin-bottom="0.111in"/>
    </style:style>
    <style:style style:name="P12" style:family="paragraph" style:parent-style-name="Text_20_body" style:list-style-name="L18">
      <style:paragraph-properties fo:margin-top="0.111in" fo:margin-bottom="0.111in"/>
      <style:text-properties fo:color="#000000"/>
    </style:style>
    <style:style style:name="P13" style:family="paragraph" style:parent-style-name="Text_20_body" style:list-style-name="L18">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8"/>
    <style:style style:name="P71" style:family="paragraph" style:parent-style-name="Standard" style:list-style-name="L59"/>
    <style:style style:name="P72" style:family="paragraph" style:parent-style-name="Standard" style:list-style-name="L60"/>
    <style:style style:name="P73" style:family="paragraph" style:parent-style-name="Standard" style:list-style-name="L61"/>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1"/>
    <style:style style:name="P153" style:family="paragraph" style:parent-style-name="Standard" style:list-style-name="L14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3.1</text:p>
      <text:list xml:id="list49649503180745112" text:style-name="L141">
        <text:list-item>
          <text:p text:style-name="P152">fixes an error message that occurs during the initial installation of a version that has a change to the number of tabs in the GUI<text:line-break/></text:p>
        </text:list-item>
      </text:list>
      <text:p text:style-name="Standard">version 4.3.0</text:p>
      <text:list xml:id="list5026769092356577120" text:style-name="L1">
        <text:list-item>
          <text:p text:style-name="P15">minor cosmetic cleanup to deal with Windows GUI differences (I hope it works – this is always a frustrating and mysterious area)<text:line-break/></text:p>
        </text:list-item>
      </text:list>
      <text:p text:style-name="Standard">version 4.2.9</text:p>
      <text:list xml:id="list6537475874599122310" text:style-name="L2">
        <text:list-item>
          <text:p text:style-name="P16">adds the lightcurve used to the report generated during the detectability analysis<text:line-break/></text:p>
        </text:list-item>
        <text:list-item>
          <text:p text:style-name="P16">automatically clears the effect of previous normailzation when the reference lightcurve is changed (or deselected)<text:line-break/></text:p>
        </text:list-item>
      </text:list>
      <text:p text:style-name="Standard">version 4.2.8</text:p>
      <text:list xml:id="list2557873976803564928" text:style-name="L3">
        <text:list-item>
          <text:p text:style-name="P17">fixes 'trim problem'<text:line-break/></text:p>
        </text:list-item>
        <text:list-item>
          <text:p text:style-name="P17">adds 'step by' buttons that change the smoothing interval spinbox step size.<text:line-break/></text:p>
        </text:list-item>
      </text:list>
      <text:p text:style-name="Standard">version 4.2.6</text:p>
      <text:list xml:id="list2981826740664397318" text:style-name="L4">
        <text:list-item>
          <text:p text:style-name="P18">tidies up the lightcurve panel a bit and changes color samples for target and reference curves.<text:line-break/></text:p>
        </text:list-item>
      </text:list>
      <text:p text:style-name="Standard">version 4.2.5</text:p>
      <text:list xml:id="list5545576244656914341" text:style-name="L5">
        <text:list-item>
          <text:p text:style-name="P19">completes implementation of the time shift (left/right shift) of the reference curve for normalization.<text:line-break/></text:p>
        </text:list-item>
        <text:list-item>
          <text:p text:style-name="P19">adds dot color samples next to the lightcurve titles.<text:line-break/></text:p>
        </text:list-item>
      </text:list>
      <text:p text:style-name="Standard">version 4.2.4</text:p>
      <text:list xml:id="list4631354101749813419" text:style-name="L6">
        <text:list-item>
          <text:p text:style-name="P20">makes tab/panel order sticky<text:line-break/></text:p>
        </text:list-item>
        <text:list-item>
          <text:p text:style-name="P20">analysis tab always opens first, but automatic switch to Lightcurves tab occurs upon file read.<text:line-break/></text:p>
        </text:list-item>
        <text:list-item>
          <text:p text:style-name="P20">'target' lightcurve cannot no longer be moved up or down. If there is an overlapping lightcurve, move the non-target lightcurve to clear the overlap.<text:line-break/></text:p>
        </text:list-item>
      </text:list>
      <text:p text:style-name="Standard">version 4.2.3</text:p>
      <text:list xml:id="list6289284157333659169" text:style-name="L7">
        <text:list-item>
          <text:p text:style-name="P21">fixes block integration that was broken by the new lightcurve selection code.<text:line-break/></text:p>
        </text:list-item>
        <text:list-item>
          <text:p text:style-name="P21">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214949234748156380" text:style-name="L8">
        <text:list-item>
          <text:p text:style-name="P22"><text:soft-page-break/>adds logging/reporting of the curve (if any) used for normalization and the smoothing interval used.<text:line-break/> </text:p>
        </text:list-item>
      </text:list>
      <text:p text:style-name="Standard">version 4.2.2</text:p>
      <text:list xml:id="list3208634912983784135" text:style-name="L9">
        <text:list-item>
          <text:p text:style-name="P23">adds a new tab/panel for controlling the display of lightcurves. From the 'help button' on that tab:</text:p>
          <text:p text:style-name="P23"/>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1213073740" text:continue-numbering="true" text:style-name="L9">
        <text:list-item>
          <text:p text:style-name="P23">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3">added (back again) a spinbox on the Setting/Misc. Tab that allows the dot size used in lightcurve plots to be changed.<text:line-break/></text:p>
        </text:list-item>
      </text:list>
      <text:p text:style-name="Standard">version 4.2.1</text:p>
      <text:list xml:id="list9076594596914578907" text:style-name="L10">
        <text:list-item>
          <text:p text:style-name="P24">fixed final report showing NE3 stuff even when NE3 not in use was checked.<text:line-break/></text:p>
        </text:list-item>
      </text:list>
      <text:p text:style-name="Standard"><text:soft-page-break/>version 4.2.0</text:p>
      <text:list xml:id="list4105342035752183101" text:style-name="L11">
        <text:list-item>
          <text:p text:style-name="P25">improves annotation on <text:span text:style-name="T20">Detectability</text:span> plots by including the magDrop information.<text:line-break/></text:p>
        </text:list-item>
        <text:list-item>
          <text:p text:style-name="P25">eliminates the display of negative drops in the False-Positive histogram<text:line-break/> </text:p>
        </text:list-item>
      </text:list>
      <text:p text:style-name="Standard">version 4.1.9</text:p>
      <text:list xml:id="list2502188057792168752" text:style-name="L12">
        <text:list-item>
          <text:p text:style-name="P26">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2625694322471803181" text:style-name="L13">
        <text:list-item>
          <text:p text:style-name="P27">adds option to write sample light-curve from detectability analysis to a csv file that be imported to PyOTE.<text:line-break/></text:p>
        </text:list-item>
      </text:list>
      <text:p text:style-name="Standard">version 4.1.7</text:p>
      <text:list xml:id="list173926551958839110" text:style-name="L14">
        <text:list-item>
          <text:p text:style-name="P28">adds the requirement to specify an observation duration when doing a detectability test<text:line-break/></text:p>
        </text:list-item>
        <text:list-item>
          <text:p text:style-name="P28">during a detectability test, if a detectable event was found, a sample light-curve showing such an event is plotted, otherwise the normal False-Positive plot will be shown.<text:line-break/></text:p>
        </text:list-item>
      </text:list>
      <text:p text:style-name="Standard">version 4.1.6</text:p>
      <text:list xml:id="list785369229954484703" text:style-name="L15">
        <text:list-item>
          <text:p text:style-name="P29">reenables Cholesky failure messages (disabled for testing)<text:line-break/></text:p>
        </text:list-item>
        <text:list-item>
          <text:p text:style-name="P29">Adds test to detectability routine so that the user cannot give an event duration that requires more points than are available in the observation.<text:line-break/></text:p>
        </text:list-item>
      </text:list>
      <text:p text:style-name="Standard">version 4.1.5</text:p>
      <text:list xml:id="list3773282260994673953" text:style-name="L16">
        <text:list-item>
          <text:p text:style-name="P30">changed error bar calculation reporting so that the the value reported in the containment interval report matches that reported in the Excel final report when there is no asymmetry present.</text:p>
          <text:p text:style-name="P30"/>
        </text:list-item>
      </text:list>
      <text:p text:style-name="Standard">version 4.1.4</text:p>
      <text:list xml:id="list5642363230693155131" text:style-name="L17">
        <text:list-item>
          <text:p text:style-name="P31">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5747141337233010858" text:style-name="L18">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ext:soft-page-break/>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760123980912387586" text:style-name="L19">
        <text:list-header>
          <text:p text:style-name="P32"/>
        </text:list-header>
      </text:list>
      <text:p text:style-name="Standard">version 4.1.2</text:p>
      <text:list xml:id="list302927837121900675" text:style-name="L20">
        <text:list-item>
          <text:p text:style-name="P33">fixes bug when D only search has been selected<text:line-break/></text:p>
        </text:list-item>
      </text:list>
      <text:p text:style-name="Standard">version 4.1.1</text:p>
      <text:list xml:id="list8433037991504606291" text:style-name="L21">
        <text:list-item>
          <text:p text:style-name="P34">fixes bug where signal columns beyond four were being read <text:s/>as duplicates of column 5.<text:line-break/></text:p>
        </text:list-item>
      </text:list>
      <text:p text:style-name="Standard">version 4.1.0</text:p>
      <text:list xml:id="list4237607236536879379" text:style-name="L22">
        <text:list-item>
          <text:p text:style-name="P35"><text:soft-page-break/>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2931454950807267236" text:style-name="L23">
        <text:list-item>
          <text:p text:style-name="P36">fixes issue where PyOTE could not read files that it had written.<text:line-break/></text:p>
        </text:list-item>
      </text:list>
      <text:p text:style-name="Standard">version 4.0.8</text:p>
      <text:list xml:id="list1587301602842038928" text:style-name="L24">
        <text:list-item>
          <text:p text:style-name="P37">fixes bug (introduced by a misspelling in version 4.0.7) that kept csv files with more than four apertures from runnig.<text:line-break/></text:p>
        </text:list-item>
      </text:list>
      <text:p text:style-name="Standard">version 4.0.7</text:p>
      <text:list xml:id="list5120916837287249918" text:style-name="L25">
        <text:list-item>
          <text:p text:style-name="P38">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3976584025917986225" text:style-name="L26">
        <text:list-item>
          <text:p text:style-name="P39">minor GUI changes<text:line-break/></text:p>
        </text:list-item>
      </text:list>
      <text:p text:style-name="Standard">version 4.0.5</text:p>
      <text:list xml:id="list5085916598379719041" text:style-name="L27">
        <text:list-item>
          <text:p text:style-name="P40">if you click outside the light-curve, the closest point will be toggled (so you don't have to zoom in to select the leftmost or rightmost point in a light-curve.<text:line-break/></text:p>
        </text:list-item>
        <text:list-item>
          <text:p text:style-name="P40">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2970121134678931068" text:style-name="L28">
        <text:list-item>
          <text:p text:style-name="P41">a few GUI changes<text:line-break/></text:p>
        </text:list-item>
        <text:list-item>
          <text:p text:style-name="P41">removed the Use as secondary check box. Now if secondary curve is selected (spinner is non-zero), it will be used automatically.<text:line-break/></text:p>
        </text:list-item>
      </text:list>
      <text:p text:style-name="Standard">version 4.0.3</text:p>
      <text:list xml:id="list385531134171123439" text:style-name="L29">
        <text:list-item>
          <text:p text:style-name="P42">implements a major GUI change: uses tabbed folders to group buttons and other controls. <text:line-break/></text:p>
        </text:list-item>
        <text:list-item>
          <text:p text:style-name="P42">Removes radio buttons that indicated a D and R solution wanted, or a D-only solution, <text:soft-page-break/>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2">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6775135933412913193" text:style-name="L30">
        <text:list-item>
          <text:p text:style-name="P43">removed a debug print statement that was inadvertently left in. It is responsible for the “mouse event” messages polluting the log file.<text:line-break/></text:p>
        </text:list-item>
      </text:list>
      <text:p text:style-name="Standard">version 4.0.1</text:p>
      <text:list xml:id="list8231035876283369138" text:style-name="L31">
        <text:list-item>
          <text:p text:style-name="P44">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8591804334835645574" text:style-name="L32">
        <text:list-item>
          <text:p text:style-name="P45">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700523380304105833" text:style-name="L33">
        <text:list-item>
          <text:p text:style-name="P46">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4788089550538181675" text:style-name="L34">
        <text:list-item>
          <text:p text:style-name="P47">one more attempt to solve the gui sizing issue.<text:line-break/></text:p>
        </text:list-item>
        <text:list-item>
          <text:p text:style-name="P47">'sticky' settings are back but are now stored in <text:span text:style-name="T15">pyote.ini</text:span> instead of the<text:line-break/> obscure <text:span text:style-name="T15">simple-ote.ini<text:line-break/></text:span></text:p>
        </text:list-item>
      </text:list>
      <text:p text:style-name="Standard">version 3.9.7</text:p>
      <text:list xml:id="list5286278877284572480" text:style-name="L35">
        <text:list-item>
          <text:p text:style-name="P48">Something inexplicable has happened regarding gui size. Suddenly, the gui size is too <text:soft-page-break/>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8130806164063015331" text:style-name="L36">
        <text:list-item>
          <text:p text:style-name="P49">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662291297386593060" text:style-name="L37">
        <text:list-item>
          <text:p text:style-name="P50">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219229793404584647" text:style-name="L38">
        <text:list-item>
          <text:p text:style-name="P51">attempts to fix over-size initial gui.<text:line-break/></text:p>
        </text:list-item>
      </text:list>
      <text:p text:style-name="Standard">version 3.9.3</text:p>
      <text:list xml:id="list4561980195439222029" text:style-name="L39">
        <text:list-item>
          <text:p text:style-name="P52">makes various improvements to the 'detectability' calculator to make it easier to use.<text:line-break/></text:p>
        </text:list-item>
      </text:list>
      <text:p text:style-name="Standard">version 3.9.2</text:p>
      <text:list xml:id="list5692291009483308562" text:style-name="L40">
        <text:list-item>
          <text:p text:style-name="P53">adds a 'detectability' calculator for use in pre-planning event observation.<text:line-break/></text:p>
        </text:list-item>
        <text:list-item>
          <text:p text:style-name="P53">'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7021781624711915369" text:style-name="L41">
        <text:list-item>
          <text:p text:style-name="P54">adds an snr calculation to the <text:span text:style-name="T17">Calc baseline stats</text:span> button.<text:line-break/><text:soft-page-break/></text:p>
        </text:list-item>
      </text:list>
      <text:p text:style-name="Standard">version 3.9.0</text:p>
      <text:list xml:id="list3046817509000753823" text:style-name="L42">
        <text:list-item>
          <text:p text:style-name="P55">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6449171504296919018" text:style-name="L43">
        <text:list-item>
          <text:p text:style-name="P56">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4197235302577702448" text:style-name="L44">
        <text:list-item>
          <text:p text:style-name="P57">fixed a bug that sometimes kept events that contained a single point at the bottom from producing a report.<text:line-break/></text:p>
        </text:list-item>
      </text:list>
      <text:p text:style-name="Standard">version 3.8.7</text:p>
      <text:list xml:id="list4857656491893018901" text:style-name="L45">
        <text:list-item>
          <text:p text:style-name="P5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608070033186119988" text:style-name="L46">
        <text:list-item>
          <text:p text:style-name="P59">checks for only a single light-curve in the csv file which was causing a 'list index out of range' error message<text:line-break/></text:p>
        </text:list-item>
      </text:list>
      <text:p text:style-name="Standard">version 3.8.5</text:p>
      <text:list xml:id="list7371482290166778012" text:style-name="L47">
        <text:list-item>
          <text:p text:style-name="P60">changed the way QGridLayout was referenced.<text:line-break/></text:p>
        </text:list-item>
      </text:list>
      <text:p text:style-name="Standard">version 3.8.4</text:p>
      <text:list xml:id="list1424739837017339625" text:style-name="L48">
        <text:list-item>
          <text:p text:style-name="P6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1"/>
        </text:list-item>
      </text:list>
      <text:p text:style-name="Standard">version 3.8.3</text:p>
      <text:list xml:id="list910704946185516298" text:style-name="L49">
        <text:list-item>
          <text:p text:style-name="P62">adds display of light-curve name (if available in the csv file) to the curve-to-be-analyzed and the normalization curve next to their selection spinners.<text:line-break/></text:p>
        </text:list-item>
      </text:list>
      <text:p text:style-name="Standard">version 3.8.2</text:p>
      <text:list xml:id="list2031513967791209368" text:style-name="L50">
        <text:list-item>
          <text:p text:style-name="P63">3.7.5 introduced a scrollable GUI for small screens. Unfortunately, that caused resizing problem for all users. The version reverts back to the original GUI design.<text:line-break/></text:p>
        </text:list-item>
        <text:list-item>
          <text:p text:style-name="P63">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769772404279973505" text:style-name="L51">
        <text:list-item>
          <text:p text:style-name="P64">adds a checkbox to use reading number to annotate the x-axis, even when timestamps <text:soft-page-break/>are available to use for this annotation. The setting is 'sticky', so your last preference will be remembered and used in the next run.<text:line-break/></text:p>
        </text:list-item>
      </text:list>
      <text:p text:style-name="Standard">version 3.8.0</text:p>
      <text:list xml:id="list5487769691766604599" text:style-name="L52">
        <text:list-item>
          <text:p text:style-name="P65">adds a tutorial button to supply a quick-start for new or infrequent users.<text:line-break/></text:p>
        </text:list-item>
      </text:list>
      <text:p text:style-name="Standard">version 3.7.9</text:p>
      <text:list xml:id="list1486755877625488562" text:style-name="L53">
        <text:list-item>
          <text:p text:style-name="P66">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2359342830812318266" text:style-name="L54">
        <text:list-item>
          <text:p text:style-name="P67">added visible left, top, and bottom axes to main plot (with ticks to make easier to associate timestamp with point).<text:line-break/></text:p>
        </text:list-item>
      </text:list>
      <text:p text:style-name="Standard">version 3.7.7</text:p>
      <text:list xml:id="list7883559016424755514" text:style-name="L55">
        <text:list-item>
          <text:p text:style-name="P68">if timestamps are available in the csv file, they are used as x axis labels in the main plot.<text:line-break/></text:p>
        </text:list-item>
      </text:list>
      <text:p text:style-name="Standard">version 3.7.6</text:p>
      <text:list xml:id="list2063682460685298804" text:style-name="L56">
        <text:list-item>
          <text:p text:style-name="P69">changed the way QMainWindow and Qapplication were referenced to accommodate the latest Anaconda version, which has reorganized where those modules are stored. </text:p>
          <text:p text:style-name="P69">This was causing a fatal startup error.<text:line-break/> </text:p>
        </text:list-item>
      </text:list>
      <text:p text:style-name="Standard">version 3.7.5</text:p>
      <text:list xml:id="list7991512227084118529" text:style-name="L57">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text:soft-page-break/></text:p>
      <text:p text:style-name="Standard">version 3.7.4</text:p>
      <text:list xml:id="list71595754387764219" text:style-name="L58">
        <text:list-item>
          <text:p text:style-name="P70">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7936380967101151513" text:style-name="L59">
        <text:list-item>
          <text:p text:style-name="P71">adds code line needed by any Mac users that are running Big Sur<text:line-break/></text:p>
        </text:list-item>
      </text:list>
      <text:p text:style-name="Standard">version 3.7.2</text:p>
      <text:list xml:id="list1709970410431614616" text:style-name="L60">
        <text:list-item>
          <text:p text:style-name="P72">fixes bug that caused all analysis attempts to 'stall'</text:p>
        </text:list-item>
      </text:list>
      <text:p text:style-name="Standard"/>
      <text:p text:style-name="Standard">version 3.7.1</text:p>
      <text:list xml:id="list4325701763039592712" text:style-name="L61">
        <text:list-item>
          <text:p text:style-name="P73">fixed a bug in the r limb angle entry<text:line-break/></text:p>
        </text:list-item>
      </text:list>
      <text:p text:style-name="Standard">version 3.7.0</text:p>
      <text:list xml:id="list6730008435024759530" text:style-name="L62">
        <text:list-item>
          <text:p text:style-name="P74">adds right-click help to ast speed label giving the equation to use if asteroid speed is not available but asteroid diameter and maximum duration are specified<text:line-break/></text:p>
        </text:list-item>
        <text:list-item>
          <text:p text:style-name="P74">adds suggestion to right-click help on penumbral fit checkbox for how to find the penumbral curve csv file that is provided for practice purposes.<text:line-break/></text:p>
        </text:list-item>
      </text:list>
      <text:p text:style-name="Standard">version 3.6.8</text:p>
      <text:list xml:id="list5635893151349011117" text:style-name="L63">
        <text:list-item>
          <text:p text:style-name="P75">adds modeling of off centerline observations to lightcurve calibration curve generation<text:line-break/></text:p>
        </text:list-item>
      </text:list>
      <text:p text:style-name="Standard">version 3.6.7</text:p>
      <text:list xml:id="list2592415223644462851" text:style-name="L64">
        <text:list-item>
          <text:p text:style-name="P76">clarified the location of the Enable Manual Timestamp Entry checkbox in the pop-up message appears when there are no timestamps in the csv file.<text:line-break/></text:p>
        </text:list-item>
      </text:list>
      <text:p text:style-name="Standard">version 3.6.6</text:p>
      <text:list xml:id="list863023952675237346" text:style-name="L65">
        <text:list-item>
          <text:p text:style-name="P77">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112393427749504637" text:style-name="L66">
        <text:list-item>
          <text:p text:style-name="P78">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682761633142961088" text:style-name="L67">
        <text:list-item>
          <text:p text:style-name="P79"><text:soft-page-break/>version 3.6.2 would open .xlsx Report file on Mac, but not Windows. This version attempts to fix that (Windows needs a different command to open a file).<text:line-break/></text:p>
        </text:list-item>
      </text:list>
      <text:p text:style-name="Standard">version 3.6.2</text:p>
      <text:list xml:id="list6458451086674287867" text:style-name="L68">
        <text:list-item>
          <text:p text:style-name="P8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3222696729066644459" text:style-name="L69">
        <text:list-item>
          <text:p text:style-name="P8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301060142155095470" text:style-name="L70">
        <text:list-item>
          <text:p text:style-name="P8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82"><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text:soft-pag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5704938925553303526" text:style-name="L71">
        <text:list-item>
          <text:p text:style-name="P83">fixed another bug in penumbral curve fit and removed diagnostic printouts.<text:line-break/></text:p>
        </text:list-item>
      </text:list>
      <text:p text:style-name="Standard">version 3.5.8</text:p>
      <text:list xml:id="list5582201472385969401" text:style-name="L72">
        <text:list-item>
          <text:p text:style-name="P84">fixed a number of bugs in the penumbral curve fit code<text:line-break/></text:p>
        </text:list-item>
      </text:list>
      <text:p text:style-name="Standard">version 3.5.7</text:p>
      <text:list xml:id="list6667154820339234591" text:style-name="L73">
        <text:list-item>
          <text:p text:style-name="P8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284884607847957403" text:style-name="L74">
        <text:list-item>
          <text:p text:style-name="P8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8766401754908035614" text:style-name="L75">
        <text:list-item>
          <text:p text:style-name="P87">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861219367617939974" text:style-name="L76">
        <text:list-item>
          <text:p text:style-name="P8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942721575560291505" text:style-name="L77">
        <text:list-item>
          <text:p text:style-name="P8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828133726982834500" text:style-name="L78">
        <text:list-item>
          <text:p text:style-name="P90">Changed the 'smooth reference star procedure' to no longer display the points at <text:soft-page-break/>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538670411744790481" text:style-name="L79">
        <text:list-item>
          <text:p text:style-name="P91">Added additional references to the North American Excel Spreadsheet report in the new section of the final report that bangs on about the start-of-exposure timing convention.<text:line-break/></text:p>
        </text:list-item>
      </text:list>
      <text:p text:style-name="Standard">version 3.5.0</text:p>
      <text:list xml:id="list31502333315135500" text:style-name="L80">
        <text:list-item>
          <text:p text:style-name="P9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2">NEW: when 'trims' have been placed, a 'write csv' process will honor those values and produce a 'trimmed' output file.<text:line-break/></text:p>
        </text:list-item>
        <text:list-item>
          <text:p text:style-name="P92">NEW: when a light curve has been 'normalized', the changed values are written to the data table where, once again, a 'write csv' process will capture the results.<text:line-break/></text:p>
        </text:list-item>
        <text:list-item>
          <text:p text:style-name="P92">Added additional reminders that the start-of-exposure timestamp/timing convention is employed.</text:p>
        </text:list-item>
      </text:list>
      <text:p text:style-name="Standard"/>
      <text:p text:style-name="Standard">version 3.4.9</text:p>
      <text:list xml:id="list1904466333227268743" text:style-name="L81">
        <text:list-item>
          <text:p text:style-name="P93">Added some explanatory language to the “Excel report” section regarding the proper interpretation of the 'false positive probability' number.<text:line-break/></text:p>
        </text:list-item>
      </text:list>
      <text:p text:style-name="Standard">version 3.4.8</text:p>
      <text:list xml:id="list1321894857024998871" text:style-name="L82">
        <text:list-item>
          <text:p text:style-name="P94">This version deals more realistically with high magDrop lightcurves by defining a 'limiting magDrop' as: <text:line-break/><text:line-break/><text:tab/>limMagDrop = 2.5 * log10( B / std(A) ) <text:line-break/><text:line-break/><text:tab/>std(A) is the noise level of A.</text:p>
          <text:p text:style-name="P94"><text:s text:c="10"/>B = average baseline intensity<text:line-break/><text:soft-pag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918363369492115590" text:style-name="L83">
        <text:list-item>
          <text:p text:style-name="P95">Automatically loads the correct version of Adv2<text:line-break/></text:p>
        </text:list-item>
      </text:list>
      <text:p text:style-name="Standard">version 3.4.6</text:p>
      <text:list xml:id="list15755474763860885" text:style-name="L84">
        <text:list-item>
          <text:p text:style-name="P96">Adds AAV Version 2 file as a type that can be read (important when Do OCR check is enabled)</text:p>
        </text:list-item>
      </text:list>
      <text:p text:style-name="Standard"/>
      <text:p text:style-name="Standard">version 3.4.5</text:p>
      <text:list xml:id="list8866604322221714459" text:style-name="L85">
        <text:list-item>
          <text:p text:style-name="P97">Fixes block integration which was failing when more than 4 lightcurves were being processed.<text:line-break/></text:p>
        </text:list-item>
        <text:list-item>
          <text:p text:style-name="P97">Made use diff and Do OCR checkboxes sticky.<text:line-break/></text:p>
        </text:list-item>
      </text:list>
      <text:p text:style-name="Standard">version 3.4.4</text:p>
      <text:list xml:id="list8985621264957302181" text:style-name="L86">
        <text:list-item>
          <text:p text:style-name="P9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136240871562259700" text:style-name="L87">
        <text:list-item>
          <text:p text:style-name="P99">Fixed bug that required an entry in dist(AU) and speed(km/sec) edit boxes for a <text:soft-page-break/>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511174249506977124" text:style-name="L88">
        <text:list-item>
          <text:p text:style-name="P10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699712381298954494" text:style-name="L89">
        <text:list-item>
          <text:p text:style-name="P10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079542728866774960" text:style-name="L90">
        <text:list-item>
          <text:p text:style-name="P10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151700326433541602" text:style-name="L91">
        <text:list-item>
          <text:p text:style-name="P103">Automatically installs cv2 if not already present. <text:s/>This package is needed for the <text:soft-page-break/>new frame view feature.<text:line-break/></text:p>
        </text:list-item>
      </text:list>
      <text:p text:style-name="Standard">version 3.3.8</text:p>
      <text:list xml:id="list2918065044814411636" text:style-name="L92">
        <text:list-item>
          <text:p text:style-name="P10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199866146310722521" text:style-name="L93">
        <text:list-item>
          <text:p text:style-name="P105">A new button (View frame) with an associated spinner for entry of a frame number has been added:</text:p>
          <text:p text:style-name="P10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096981407969004592" text:style-name="L94">
        <text:list-item>
          <text:p text:style-name="P106">Changed usage of max([a, b ,c]) to max(a, b, c) to see if this allows the Numba JIT compiler to work for one user that found version 3.3.4 failed to load/compile.<text:line-break/><text:soft-page-break/><text:line-break/>This should have no effect on users that already have version 3.3.4 working.<text:line-break/></text:p>
        </text:list-item>
      </text:list>
      <text:p text:style-name="Standard">version 3.3.4:</text:p>
      <text:list xml:id="list5869086994861030909" text:style-name="L95">
        <text:list-item>
          <text:p text:style-name="P10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798822934670222889" text:style-name="L96">
        <text:list-item>
          <text:p text:style-name="P10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473601197132391841" text:style-name="L97">
        <text:list-item>
          <text:p text:style-name="P10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741768299480699847" text:style-name="L98">
        <text:list-item>
          <text:p text:style-name="P110">Changed main plot so that the scroll wheel only zooms the x axis.</text:p>
        </text:list-item>
        <text:list-item>
          <text:p text:style-name="P110">Changed lightcurve plot so that it conforms properly to 'start-of-exposure'.<text:line-break/></text:p>
        </text:list-item>
      </text:list>
      <text:p text:style-name="Standard">version 3.2.8</text:p>
      <text:list xml:id="list8822052756275719738" text:style-name="L99">
        <text:list-item>
          <text:p text:style-name="P111">Changed font size in help files --- it was fine for Mac but too big for Win10<text:line-break/></text:p>
        </text:list-item>
      </text:list>
      <text:p text:style-name="Standard">version 3.2.7</text:p>
      <text:list xml:id="list1666578399915140457" text:style-name="L100">
        <text:list-item>
          <text:p text:style-name="P11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718220473969235079" text:style-name="L101">
        <text:list-item>
          <text:p text:style-name="P113">This is a 'cosmetic' release --- there should be NO detectable differences from version 3.2.5 in terms of functionality.</text:p>
        </text:list-item>
        <text:list-item>
          <text:p text:style-name="P113">All python files were brought into compliance with PEP 8 coding standards. <text:s/>Only I care about that.</text:p>
        </text:list-item>
        <text:list-item>
          <text:p text:style-name="P113">More significantly, I removed the dependency on C code by using Numba as a code accelerator instead of Cython. <text:s/>As a result, I no longer need to compile <text:soft-page-break/>separate code versions for Mac, Windows, and Linux. <text:s/>That makes my life easier, but you should experience no operational changes.</text:p>
        </text:list-item>
        <text:list-item>
          <text:p text:style-name="P113">All this 'cosmetic' work is in preparation for working on PyOTE issues again.<text:line-break/> </text:p>
        </text:list-item>
      </text:list>
      <text:p text:style-name="Standard">version 3.2.5</text:p>
      <text:list xml:id="list9114054842626672553" text:style-name="L102">
        <text:list-item>
          <text:p text:style-name="P11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130715412055295253" text:style-name="L103">
        <text:list-item>
          <text:p text:style-name="P115">Modified the test for newer version to accommodate the different strings returned by pip 18.1 and pip 19.0+</text:p>
        </text:list-item>
        <text:list-item>
          <text:p text:style-name="P115">Added ability to invoke PyOTE from PyMovie with an externally supplied csv file that is automatically opened.<text:line-break/></text:p>
        </text:list-item>
      </text:list>
      <text:p text:style-name="Standard">version 3.2.3</text:p>
      <text:list xml:id="list1671744343220404889" text:style-name="L104">
        <text:list-item>
          <text:p text:style-name="P11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6">Added support for the PyMovie csv format<text:line-break/></text:p>
        </text:list-item>
      </text:list>
      <text:p text:style-name="Standard">version 3.2.1</text:p>
      <text:list xml:id="list2363648741727591831" text:style-name="L105">
        <text:list-item>
          <text:p text:style-name="P11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005157094280470091" text:style-name="L106">
        <text:list-item>
          <text:p text:style-name="P118">Changed GUI to better align text on min max edit boxes to avoid confusion.<text:line-break/></text:p>
        </text:list-item>
      </text:list>
      <text:p text:style-name="Standard">version 3.1.9</text:p>
      <text:list xml:id="list4820364455870746942" text:style-name="L107">
        <text:list-item>
          <text:p text:style-name="P119">Fixed a bug in the test for a min/max solution search being constrained by a too large min value.<text:line-break/></text:p>
        </text:list-item>
      </text:list>
      <text:p text:style-name="Standard">version 3.1.8</text:p>
      <text:list xml:id="list2647785730771552156" text:style-name="L108">
        <text:list-item>
          <text:p text:style-name="P120">version 3.1.7 was released without an updated version history. <text:s/>Here is what <text:soft-page-break/>was changed in 3.1.7:<text:line-break/></text:p>
        </text:list-item>
        <text:list-item>
          <text:p text:style-name="P12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014367040272208849" text:style-name="L109">
        <text:list-item>
          <text:p text:style-name="P121">Values entered in the Manual Timestamp Entry dialog box are now 'sticky', thus making corrections easy to do without requiring re-entry of all data. </text:p>
          <text:p text:style-name="P121"><text:line-break/>Also trapped is the case where a user has entered a custom frame time but failed to click the radio button indicating that it is to be used.<text:line-break/></text:p>
        </text:list-item>
      </text:list>
      <text:p text:style-name="Standard">version 3.1.5:</text:p>
      <text:list xml:id="list8325045306587036566" text:style-name="L110">
        <text:list-item>
          <text:p text:style-name="P12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905307277741422281" text:style-name="L111">
        <text:list-item>
          <text:p text:style-name="P123">Fixed error in new dropped reading detection logic when light curve was processed in field mode.<text:line-break/></text:p>
        </text:list-item>
        <text:list-item>
          <text:p text:style-name="P123">Cleaned up some language in tooltips.<text:line-break/></text:p>
        </text:list-item>
      </text:list>
      <text:p text:style-name="Standard">version 3.1.3:</text:p>
      <text:list xml:id="list1507294520763052724" text:style-name="L112">
        <text:list-item>
          <text:p text:style-name="P12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4">Eliminated the 'entry num' column in the data matrix at the lower left of the GUI. The 'entry num' is unused and a possible source of confusion with the frame or field number for the unwary.<text:line-break/></text:p>
        </text:list-item>
        <text:list-item>
          <text:p text:style-name="P124">Added <text:span text:style-name="T11">all</text:span> the light curves read from the input file to the data matrix display. <text:s/>Previously, only the first light curve values were displayed. <text:s/>This is done in <text:soft-page-break/>anticipation of adding a 'write csv' button to memorialize the result of a manual timestamp entry.<text:line-break/></text:p>
        </text:list-item>
      </text:list>
      <text:p text:style-name="Standard">version 3.1.2:</text:p>
      <text:list xml:id="list2576571838780114876" text:style-name="L113">
        <text:list-item>
          <text:p text:style-name="P12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031830040360832267" text:style-name="L114">
        <text:list-item>
          <text:p text:style-name="P12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996922522713103971" text:style-name="L115">
        <text:list-item>
          <text:p text:style-name="P12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472966218907147220" text:style-name="L116">
        <text:list-item>
          <text:p text:style-name="P12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text:soft-page-break/>version 3.0.1:</text:p>
      <text:list xml:id="list8348083707639144742" text:style-name="L117">
        <text:list-item>
          <text:p text:style-name="P12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919376120751751572" text:style-name="L118">
        <text:list-item>
          <text:p text:style-name="P13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915707588511047655" text:style-name="L119">
        <text:list-item>
          <text:p text:style-name="P13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392730129003672926" text:style-name="L120">
        <text:list-item>
          <text:p text:style-name="P132">Disable the Accept integration button when user overrides an automatic block analysis with a manual block selection followed by a click on the Block integrate button.<text:line-break/></text:p>
        </text:list-item>
      </text:list>
      <text:p text:style-name="Standard">version 2.1.4:</text:p>
      <text:list xml:id="list1126336061034869659" text:style-name="L121">
        <text:list-item>
          <text:p text:style-name="P133">Corrected a bug that kept manual selection of block integration from being performed after a refusal to accept the automatic block analysis results.<text:line-break/></text:p>
        </text:list-item>
      </text:list>
      <text:p text:style-name="Standard">version 2.1.3:</text:p>
      <text:list xml:id="list569728986649790554" text:style-name="L122">
        <text:list-item>
          <text:p text:style-name="P13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553547084994223573" text:style-name="L123">
        <text:list-item>
          <text:p text:style-name="P13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793547694609174110" text:style-name="L124">
        <text:list-item>
          <text:p text:style-name="P136">Added progress bar tracking of block integration analysis because it can take an extended amount of time to complete the analysis when the light curve has many points.<text:line-break/></text:p>
        </text:list-item>
      </text:list>
      <text:p text:style-name="Standard">version 2.1.0</text:p>
      <text:list xml:id="list2918775774616165164" text:style-name="L125">
        <text:list-item>
          <text:p text:style-name="P13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text:soft-page-break/>use when the automation determination is invoked.<text:line-break/></text:p>
        </text:list-item>
      </text:list>
      <text:p text:style-name="Standard">version 2.0.9</text:p>
      <text:list xml:id="list5348524997552752367" text:style-name="L126">
        <text:list-item>
          <text:p text:style-name="P138">Made the selection of Tooltip display 'sticky'</text:p>
        </text:list-item>
        <text:list-item>
          <text:p text:style-name="P138">Duration calculation when D and R span midnight now handled correctly</text:p>
        </text:list-item>
      </text:list>
      <text:p text:style-name="Standard"/>
      <text:p text:style-name="Standard">version 2.0.8</text:p>
      <text:list xml:id="list6590732213777269738" text:style-name="L127">
        <text:list-item>
          <text:p text:style-name="P139">toolTips changed to invoke and display in a custom dialog box that can be moved and resized to better accommodate legacy displays</text:p>
        </text:list-item>
        <text:list-item>
          <text:p text:style-name="P139">Calc flash timing calculation fixed to properly deal with the non-integer frame numbers that can result from field processed csv files</text:p>
        </text:list-item>
        <text:list-item>
          <text:p text:style-name="P139">Flash timing has been verified to work with integrated light curves</text:p>
        </text:list-item>
        <text:list-item>
          <text:p text:style-name="P13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190713880919089759" text:style-name="L128">
        <text:list-item>
          <text:p text:style-name="P140">Adds a button to calculate the edge position of an LED timing flash.</text:p>
        </text:list-item>
        <text:list-item>
          <text:p text:style-name="P14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0">Adds a checkbox to force manual entry of timestamp info. <text:s/>This is useful when OCR on a VTI timed light curve has catastrophic errors. <text:s/>It is always employed when using LED flash timing.</text:p>
        </text:list-item>
      </text:list>
      <text:list xml:id="list6201293663505129623" text:style-name="L129">
        <text:list-item>
          <text:p text:style-name="P14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342584272435409101" text:style-name="L130">
        <text:list-item>
          <text:p text:style-name="P14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027166237898398074" text:style-name="L131">
        <text:list-item>
          <text:p text:style-name="P143">files generated by pyote now contain PYOTE in the filename.<text:line-break/></text:p>
        </text:list-item>
        <text:list-item>
          <text:p text:style-name="P143">Timestamps can be corrupted to the point that a timeDelta of 0.0 can result. <text:s/>This version traps that event and reports it clearly --- 2.0.4 failed silently with a <text:soft-page-break/>divide by zero exception<text:line-break/></text:p>
        </text:list-item>
      </text:list>
      <text:p text:style-name="Standard">version 2.0.4</text:p>
      <text:list xml:id="list3619569748092215927" text:style-name="L132">
        <text:list-item>
          <text:p text:style-name="P14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343818927214136602" text:style-name="L133">
        <text:list-item>
          <text:p text:style-name="P14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998236769470195997" text:style-name="L134">
        <text:list-item>
          <text:p text:style-name="P14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556407684513247959" text:style-name="L135">
        <text:list-item>
          <text:p text:style-name="P147">improved handling of D and R region selection so that one cannot enter an invalid configuration --- automatic corrections/changes are applied.<text:line-break/></text:p>
        </text:list-item>
        <text:list-item>
          <text:p text:style-name="P14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526831112926924045" text:style-name="L136">
        <text:list-item>
          <text:p text:style-name="P148">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1697460684990184468" text:style-name="L137">
        <text:list-item>
          <text:p text:style-name="P14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9">adds bold blue text in the 'Excel' <text:s/>portion of the final report to indicate whether or not the light curve was block integrated, trimmed, or normalized. <text:s/>Failing to block <text:soft-page-break/>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14947583948328576" text:style-name="L138">
        <text:list-item>
          <text:p text:style-name="P150">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403416944861625849" text:style-name="L139">
        <text:list-item>
          <text:p text:style-name="P15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271443145380589441" text:style-name="L140">
        <text:list-item>
          <text:p text:style-name="P15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7T18:33:41</dc:date>
    <meta:editing-cycles>179</meta:editing-cycles>
    <meta:editing-duration>P1DT1H57M44S</meta:editing-duration>
    <dc:creator>Robert Anderson</dc:creator>
    <meta:document-statistic meta:table-count="0" meta:image-count="3" meta:object-count="0" meta:page-count="26" meta:paragraph-count="374" meta:word-count="9779" meta:character-count="57005"/>
    <meta:template xlink:type="simple" xlink:actuate="onRequest" xlink:title="" xlink:href="Normal"/>
  </office:meta>
</office:document-meta>
</file>